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A0000011E758A8496E0148A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top" draw:auto-grow-height="false" fo:min-height="3.751cm" fo:min-width="3.156cm"/>
      <style:paragraph-properties style:writing-mode="lr-tb"/>
    </style:style>
    <style:style style:name="gr2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529cm" fo:min-width="2.99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1.193cm" fo:min-width="2.31cm"/>
      <style:paragraph-properties style:writing-mode="lr-tb"/>
    </style:style>
    <style:style style:name="gr5" style:family="graphic" style:parent-style-name="standard">
      <style:graphic-properties draw:fill-color="#ec9ba4" draw:textarea-horizontal-align="justify" draw:textarea-vertical-align="middle" draw:auto-grow-height="false" fo:min-height="0.456cm" fo:min-width="2.224cm"/>
      <style:paragraph-properties style:writing-mode="lr-tb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0.456cm" fo:min-width="2.22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7.066cm" fo:min-width="2.3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23cm" fo:min-width="1.29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loext:graphic-properties draw:fill-color="#ec9ba4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-color="#77bc65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245cm" svg:height="5.997cm" svg:x="1cm" svg:y="1.035cm">
            <text:p text:style-name="P1"><text:span text:style-name="T1">Set of Documents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frame draw:style-name="gr2" draw:text-style-name="P2" draw:layer="layout" svg:width="3.114cm" svg:height="1.488cm" svg:x="1.283cm" svg:y="4.133cm">
            <draw:image xlink:href="Pictures/10000001000002EA0000011E758A8496E0148AA1.png" xlink:type="simple" xlink:show="embed" xlink:actuate="onLoad" draw:mime-type="image/png">
              <text:p/>
            </draw:image>
          </draw:frame>
        </draw:g>
        <draw:custom-shape draw:style-name="gr3" draw:text-style-name="P3" draw:layer="layout" svg:width="3.492cm" svg:height="4.445cm" svg:x="1.635cm" svg:y="8.302cm">
          <text:p text:style-name="P3">Known Writer 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3.114cm" svg:height="11.747cm" svg:x="8.846cm" svg:y="1cm">
          <text:p text:style-name="P1"><text:span text:style-name="T1">Feature Extractor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113cm" svg:height="1.411cm" svg:x="5.507cm" svg:y="3.54cm">
          <text:p text:style-name="P4"><text:span text:style-name="T2">Questioned Documen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3.112cm" svg:height="1.411cm" svg:x="5.508cm" svg:y="9.431cm">
          <text:p text:style-name="P4"><text:span text:style-name="T2">Known Document(s)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3.114cm" svg:height="7.62cm" svg:x="15.605cm" svg:y="1.952cm">
          <text:p text:style-name="P1"><text:span text:style-name="T1">Multi-Class Classif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112cm" svg:height="1.411cm" svg:x="12.112cm" svg:y="6.397cm">
          <text:p text:style-name="P4"><text:span text:style-name="T2">Feature Vector(s)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3.113cm" svg:height="1.411cm" svg:x="12.174cm" svg:y="3.54cm">
          <text:p text:style-name="P4"><text:span text:style-name="T2">Feature Vector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2.54cm" svg:height="2.223cm" svg:x="15.892cm" svg:y="11.477cm">
          <text:p text:style-name="P3"><text:span text:style-name="T3">Writer 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952cm" svg:height="1.27cm" svg:x="16.686cm" svg:y="9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0T02:24:14.612000000</meta:creation-date>
    <dc:date>2023-04-20T02:35:12.648000000</dc:date>
    <meta:editing-duration>PT10M58S</meta:editing-duration>
    <meta:editing-cycles>1</meta:editing-cycles>
    <meta:document-statistic meta:object-count="12"/>
    <meta:generator>LibreOffice/7.2.2.2$Windows_X86_64 LibreOffice_project/02b2acce88a210515b4a5bb2e46cbfb63fe97d56</meta:generator>
  </office:meta>
</office:document-meta>
</file>